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Emphasis"><text:span text:style-name="T3">Godspawn</text:span></text:span><text:span text:style-name="Strong_20_Emphasis"><text:span text:style-name="T4"> is an adventure through humanity’s soul-stuff and our co-evolution with artifical intelligence.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“Well written...interesting moments.” </text:span></text:span><text:span text:style-name="T2">— </text:span><text:span text:style-name="Emphasis"><text:span text:style-name="T2">Anne Lesley Groel, </text:span></text:span><text:span text:style-name="T2">Bantam Dell Random House, NY, USA</text:span></text:p>
      <text:p text:style-name="Text_20_body"><text:span text:style-name="Strong_20_Emphasis"><text:span text:style-name="T2">“A real story...characters very well drawn and memorable.” </text:span></text:span><text:span text:style-name="T2">— </text:span><text:span text:style-name="Emphasis"><text:span text:style-name="T2">Sasha Miller, Author, IL, USA.</text:span></text:span></text:p>
      <text:p text:style-name="Text_20_body"><text:span text:style-name="Strong_20_Emphasis"><text:span text:style-name="T2">“Ideas clear, precise, easy to follow...nice turn of phrase.” </text:span></text:span><text:span text:style-name="T2">— </text:span><text:span text:style-name="Emphasis"><text:span text:style-name="T2">Edo van Belkom, ON, Canada.</text:span></text:span><text:span text:style-name="T2"> Canada</text:span></text:p>
      <text:p text:style-name="P2"><text:span text:style-name="T1">“Impressed...extremely different dialogue and logic.”</text:span><text:span text:style-name="T5"> — John Silbersac</text:span>k, Trident Media, NY, USA.</text:p>
      <text:p text:style-name="P2"><text:span text:style-name="T1">“Intriguing ideas...fascinating world building”</text:span> — Richard Henshaw, Henshaw Group, NY, USA.</text:p>
      <text:p text:style-name="P2"><text:span text:style-name="T1">“Original and engaging”</text:span> — Jeremy Solomon, First Books, OR, USA.</text:p>
      <text:p text:style-name="P2"/>
      <text:p text:style-name="P2">Blurred by the heat-haze, a man stood alone, swaying in the desert's quantum currents as if penetrated by an empathy beyond human reckoning. His white toga snapped across his cheek like a tortured flag, but his ancient eyes did not blink. <text:s/>Instead, they glowed with the sorrowful wisdom of an almost-godly Creator, born to protect lives he was forbidden to share—a Storyteller who could not speak, a Warlord who could not kill, a Messiah without a God. 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EVALUATION COPY</text:span></text:span><text:span text:style-name="T2"><text:line-break/>Seeking Publisher or Agent</text:span></text:p>
      <text:p text:style-name="Text_20_body"><text:span text:style-name="T2">Contact author via </text:span><text:a xlink:type="simple" xlink:href="http://www.GODSPAWN.com/" office:target-frame-name="_new" xlink:show="replace" text:style-name="Internet_20_link" text:visited-style-name="Visited_20_Internet_20_Link"><text:span text:style-name="Strong_20_Emphasis"><text:span text:style-name="T2">www.GODSPAWN.org</text:span></text:span></text:a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ISBN PLACEHOLDER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6-11T12:52:46.31</meta:creation-date>
    <dc:date>2025-06-11T14:31:46.02</dc:date>
    <dc:creator>Christine Ballard</dc:creator>
    <meta:editing-duration>PT3M9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1" meta:word-count="184" meta:character-count="1180"/>
  </office:meta>
</office:document-meta>
</file>